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Audra K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rnesto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68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iceboy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97]" office:value-type="string" office:string-value="kdog77">
            <text:p>kdog77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ke7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?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onHear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Liqui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125]" office:value-type="string" office:string-value="MasterBlaster">
            <text:p>MasterBlas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x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frankl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145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149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nad23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naD23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168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riscill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redeyede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ard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office:value-type="string">
            <text:p>THC</text:p>
          </table:table-cell>
          <table:table-cell table:formula="of:=[.A213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mctmc</text:p>
          </table:table-cell>
          <table:table-cell office:value-type="string">
            <text:p>tmct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218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227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34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23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5">08/05/2019</text:date>, <text:time>21:2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8-05T21:24:19</dc:date>
    <dc:creator>Skip Perry</dc:creator>
    <meta:editing-duration>PT5H38M4S</meta:editing-duration>
    <meta:editing-cycles>202</meta:editing-cycles>
    <meta:document-statistic meta:table-count="1" meta:cell-count="515" meta:object-count="0"/>
  </office:meta>
</office:document-meta>
</file>